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1.9008in"/>
    </style:style>
    <style:style style:name="co3" style:family="table-column">
      <style:table-column-properties fo:break-before="auto" style:column-width="2.9563in"/>
    </style:style>
    <style:style style:name="co4" style:family="table-column">
      <style:table-column-properties fo:break-before="auto" style:column-width="2.67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555in"/>
    </style:style>
    <style:style style:name="co7" style:family="table-column">
      <style:table-column-properties fo:break-before="auto" style:column-width="4.2098in"/>
    </style:style>
    <style:style style:name="co8" style:family="table-column">
      <style:table-column-properties fo:break-before="auto" style:column-width="2.5937in"/>
    </style:style>
    <style:style style:name="co9" style:family="table-column">
      <style:table-column-properties fo:break-before="auto" style:column-width="1.6366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font-name="Crimson Pro Light" fo:font-size="18pt" style:font-size-asian="18pt" style:font-size-complex="18pt"/>
    </style:style>
    <style:style style:name="ce3" style:family="table-cell" style:parent-style-name="Default" style:data-style-name="N3">
      <style:text-properties style:font-name="Crimson Pro Light" fo:font-size="18pt" style:font-size-asian="18pt" style:font-size-complex="18pt"/>
    </style:style>
  </office:automatic-styles>
  <office:body>
    <office:spreadsheet>
      <table:table table:name="strikes-between-1921-2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 of strikes</text:p>
          </table:table-cell>
          <table:table-cell office:value-type="string" calcext:value-type="string">
            <text:p>Number of workers involved</text:p>
          </table:table-cell>
          <table:table-cell office:value-type="string" calcext:value-type="string">
            <text:p>Number of Man-days lost</text:p>
          </table:table-cell>
          <table:table-cell table:number-columns-repeated="1020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396" calcext:value-type="float">
            <text:p>396</text:p>
          </table:table-cell>
          <table:table-cell table:style-name="ce3" office:value-type="float" office:value="600351" calcext:value-type="float">
            <text:p>600,351</text:p>
          </table:table-cell>
          <table:table-cell table:style-name="ce3" office:value-type="float" office:value="6984426" calcext:value-type="float">
            <text:p>6,984,426</text:p>
          </table:table-cell>
          <table:table-cell table:number-columns-repeated="1020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78" calcext:value-type="float">
            <text:p>278</text:p>
          </table:table-cell>
          <table:table-cell table:style-name="ce3" office:value-type="float" office:value="433434" calcext:value-type="float">
            <text:p>433,434</text:p>
          </table:table-cell>
          <table:table-cell table:style-name="ce3" office:value-type="float" office:value="3972727" calcext:value-type="float">
            <text:p>3,972,727</text:p>
          </table:table-cell>
          <table:table-cell table:number-columns-repeated="102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301044" calcext:value-type="float">
            <text:p>301,044</text:p>
          </table:table-cell>
          <table:table-cell table:style-name="ce3" office:value-type="float" office:value="5051704" calcext:value-type="float">
            <text:p>5,051,704</text:p>
          </table:table-cell>
          <table:table-cell table:number-columns-repeated="1020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33" calcext:value-type="float">
            <text:p>133</text:p>
          </table:table-cell>
          <table:table-cell table:style-name="ce3" office:value-type="float" office:value="312462" calcext:value-type="float">
            <text:p>312,462</text:p>
          </table:table-cell>
          <table:table-cell table:style-name="ce3" office:value-type="float" office:value="8730918" calcext:value-type="float">
            <text:p>8,730,918</text:p>
          </table:table-cell>
          <table:table-cell table:number-columns-repeated="1020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270423" calcext:value-type="float">
            <text:p>270,423</text:p>
          </table:table-cell>
          <table:table-cell table:style-name="ce3" office:value-type="float" office:value="12578129" calcext:value-type="float">
            <text:p>12,578,129</text:p>
          </table:table-cell>
          <table:table-cell table:number-columns-repeated="1020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189811" calcext:value-type="float">
            <text:p>189,811</text:p>
          </table:table-cell>
          <table:table-cell table:style-name="ce3" office:value-type="float" office:value="1097478" calcext:value-type="float">
            <text:p>1,097,478</text:p>
          </table:table-cell>
          <table:table-cell table:number-columns-repeated="1020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29" calcext:value-type="float">
            <text:p>129</text:p>
          </table:table-cell>
          <table:table-cell table:style-name="ce3" office:value-type="float" office:value="131655" calcext:value-type="float">
            <text:p>131,655</text:p>
          </table:table-cell>
          <table:table-cell table:style-name="ce3" office:value-type="float" office:value="2019970" calcext:value-type="float">
            <text:p>2,019,970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Province</text:p>
          </table:table-cell>
          <table:table-cell office:value-type="string" calcext:value-type="string">
            <text:p>Representation recognised by Minority Community leaders in 1931</text:p>
          </table:table-cell>
          <table:table-cell office:value-type="string" calcext:value-type="string">
            <text:p>According to Govt. proposal (Aug. 1932)</text:p>
          </table:table-cell>
          <table:table-cell office:value-type="string" calcext:value-type="string">
            <text:p>According to Poona Pact</text:p>
          </table:table-cell>
        </table:table-row>
        <table:table-row table:style-name="ro2">
          <table:table-cell office:value-type="string" calcext:value-type="string">
            <text:p>Madras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Bombay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unja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ihar &amp; Oriss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Central Provinc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ssam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engal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U.P.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180" calcext:value-type="float">
            <text:p>180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rimson Pro Light" svg:font-family="'Crimson Pro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02:39:09.1754106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c9f9a7aa7c967a1b7ec3448959cff87b32f6580</meta:generator>
    <meta:creation-date>2021-10-06T16:23:42.851958676</meta:creation-date>
    <meta:editing-duration>PT59M15S</meta:editing-duration>
    <meta:editing-cycles>6</meta:editing-cycles>
    <meta:initial-creator>Ashok Koyi</meta:initial-creator>
    <dc:date>2021-10-08T02:39:39.298693643</dc:date>
    <dc:creator>Ashok Koyi</dc:creator>
    <meta:document-statistic meta:table-count="2" meta:cell-count="72" meta:object-count="0"/>
    <meta:template xlink:type="simple" xlink:actuate="onRequest" xlink:title="default" xlink:href="../../../../../../../snap/libreoffice/235/.config/libreoffice/4/user/template/default.ots" meta:date="2021-10-06T16:23:40.378820661"/>
  </office:meta>
</office:document-meta>
</file>